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sRequestCondition.combine( PatternsRequestCondition oth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tternsRequestCondition.getMatchingCondition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sRequestCondition.hasPattern( String [ ] patter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ternsRequestCondition.PatternsRequestCondition( String [ ] patterns , @ Nullable UrlPathHelper urlPathHelper , @ Nullable PathMatcher pathMatcher , boolean useSuffixPatternMatch , boolean useTrailingSlashMatch , @ Nullable List &lt; String &gt; fileExtens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ternsRequestCondition.initPatterns( String [ ] patter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ternsRequestCondition.getMatchingPatterns( String lookup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ttern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getDirectPath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ternsRequestCondition.compareTo( PatternsRequestCondition other ,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tternsRequestCondition.PatternsRequestCondition( Set &lt; String &gt; patterns , PatternsRequestCondi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sRequestCondition.PatternsRequestCondition( String [ ] patterns , boolean useTrailingSlashMatch , @ Nullable PathMatcher path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isEmptyPath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PatternsRequestCondition( String [ ] patterns , @ Nullable UrlPathHelper urlPathHelper , @ Nullable PathMatcher pathMatcher , boolean useSuffixPatternMatch , boolean useTrailingSlash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getMatchingPattern( String pattern , String lookupPath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tternsRequestCondition.PatternsRequestCondition( String ...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PatternsRequestCondition( String [ ] patterns , @ Nullable UrlPathHelper urlPathHelper , @ Nullable PathMatcher pathMatcher , boolean useTrailingSlash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ge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